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f0d9a"/>
    </style:style>
    <style:style style:name="P2" style:family="paragraph" style:parent-style-name="Heading_20_1">
      <style:text-properties fo:font-size="14pt" officeooo:paragraph-rsid="000f0d9a" style:font-size-asian="14pt" style:font-size-complex="14pt"/>
    </style:style>
    <style:style style:name="P3" style:family="paragraph" style:parent-style-name="Heading_20_1">
      <style:text-properties fo:font-size="14pt" style:font-size-asian="14pt" style:font-size-complex="14pt"/>
    </style:style>
    <style:style style:name="P4" style:family="paragraph" style:parent-style-name="Heading_20_2">
      <style:text-properties fo:font-size="14pt" officeooo:paragraph-rsid="000f0d9a" style:font-size-asian="14pt" style:font-size-complex="14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2">
      <style:text-properties fo:font-size="14pt" officeooo:paragraph-rsid="000f0d9a" fo:background-color="#ffff00" style:font-size-asian="14pt" style:font-size-complex="14pt"/>
    </style:style>
    <style:style style:name="P7" style:family="paragraph" style:parent-style-name="Heading_20_3">
      <style:text-properties fo:font-size="14pt" officeooo:paragraph-rsid="000f0d9a" style:font-size-asian="14pt" style:font-size-complex="14pt"/>
    </style:style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Heading_20_3">
      <style:text-properties fo:font-size="14pt" officeooo:paragraph-rsid="000f0d9a" fo:background-color="transparent" style:font-size-asian="14pt" style:font-size-complex="14pt"/>
    </style:style>
    <style:style style:name="P10" style:family="paragraph" style:parent-style-name="Horizontal_20_Line">
      <style:text-properties fo:font-size="14pt" style:font-size-asian="14pt" style:font-size-complex="14pt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0f0d9a"/>
    </style:style>
    <style:style style:name="P12" style:family="paragraph" style:parent-style-name="Preformatted_20_Text">
      <style:text-properties officeooo:paragraph-rsid="000f0d9a"/>
    </style:style>
    <style:style style:name="P13" style:family="paragraph" style:parent-style-name="Preformatted_20_Text">
      <style:text-properties officeooo:paragraph-rsid="00108c51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5" style:family="paragraph" style:parent-style-name="Preformatted_20_Text"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f0d9a" officeooo:paragraph-rsid="000f0d9a" style:font-size-asian="24pt" style:font-weight-asian="bold" style:font-size-complex="24pt" style:font-weight-complex="bold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Heading">
      <style:text-properties fo:font-size="14pt" style:font-size-asian="14pt" style:font-size-complex="14pt"/>
    </style:style>
    <style:style style:name="P19" style:family="paragraph" style:parent-style-name="Text_20_body">
      <style:text-properties officeooo:paragraph-rsid="000f0d9a"/>
    </style:style>
    <style:style style:name="P20" style:family="paragraph" style:parent-style-name="Text_20_body">
      <style:text-properties fo:font-size="14pt" officeooo:paragraph-rsid="000f0d9a" style:font-size-asian="14pt" style:font-size-complex="14pt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 style:list-style-name="L5">
      <style:paragraph-properties fo:margin-top="0in" fo:margin-bottom="0in" style:contextual-spacing="false"/>
      <style:text-properties fo:font-size="14pt" style:font-size-asian="14pt" style:font-size-complex="14pt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fo:font-size="14pt" style:font-size-asian="14pt" style:font-size-complex="14pt"/>
    </style:style>
    <style:style style:name="P24" style:family="paragraph" style:parent-style-name="Text_20_body" style:list-style-name="L8">
      <style:paragraph-properties fo:margin-top="0in" fo:margin-bottom="0in" style:contextual-spacing="false"/>
      <style:text-properties fo:font-size="14pt" style:font-size-asian="14pt" style:font-size-complex="14pt"/>
    </style:style>
    <style:style style:name="P25" style:family="paragraph" style:parent-style-name="Text_20_body" style:list-style-name="L8">
      <style:text-properties fo:font-size="14pt" style:font-size-asian="14pt" style:font-size-complex="14pt"/>
    </style:style>
    <style:style style:name="P26" style:family="paragraph" style:parent-style-name="Text_20_body" style:list-style-name="L9">
      <style:paragraph-properties fo:margin-top="0in" fo:margin-bottom="0in" style:contextual-spacing="false"/>
      <style:text-properties fo:font-size="14pt" style:font-size-asian="14pt" style:font-size-complex="14pt"/>
    </style:style>
    <style:style style:name="P27" style:family="paragraph" style:parent-style-name="Text_20_body" style:list-style-name="L9">
      <style:text-properties fo:font-size="14pt" style:font-size-asian="14pt" style:font-size-complex="14pt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in" fo:margin-bottom="0in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in" fo:margin-bottom="0in" style:contextual-spacing="false"/>
    </style:style>
    <style:style style:name="P32" style:family="paragraph" style:parent-style-name="Text_20_body">
      <style:text-properties officeooo:paragraph-rsid="0013ccc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ccc4" style:font-size-asian="14pt" style:font-size-complex="14pt"/>
    </style:style>
    <style:style style:name="T3" style:family="text">
      <style:text-properties fo:font-size="14pt" fo:background-color="#ffff00" loext:char-shading-value="0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cumenatation</text:p>
      <text:p text:style-name="P16"/>
      <text:h text:style-name="P2" text:outline-level="1"><text:s/>INSTALL ROS 2 (JAZZY)</text:h>
      <text:h text:style-name="P4" text:outline-level="2">Full Installation</text:h>
      <text:h text:style-name="P7" text:outline-level="3">1. Setup locale</text:h>
      <text:p text:style-name="P12"><text:span text:style-name="Source_20_Text"><text:span text:style-name="T1">sudo apt update</text:span></text:span></text:p>
      <text:p text:style-name="P12"><text:span text:style-name="Source_20_Text"><text:span text:style-name="T1">sudo apt install locales -y</text:span></text:span></text:p>
      <text:p text:style-name="P12"><text:span text:style-name="Source_20_Text"><text:span text:style-name="T1">sudo locale-gen en_US en_US.UTF-8</text:span></text:span></text:p>
      <text:p text:style-name="P11"><text:span text:style-name="Source_20_Text"><text:span text:style-name="T1">sudo update-locale LANG=en_US.UTF-8</text:span></text:span></text:p>
      <text:h text:style-name="P7" text:outline-level="3">2. Add ROS repo</text:h>
      <text:p text:style-name="P12"><text:span text:style-name="Source_20_Text"><text:span text:style-name="T1">sudo apt install software-properties-common -y</text:span></text:span></text:p>
      <text:p text:style-name="P12"><text:span text:style-name="Source_20_Text"><text:span text:style-name="T1">sudo add-apt-repository universe</text:span></text:span></text:p>
      <text:p text:style-name="P11"><text:span text:style-name="Source_20_Text"><text:span text:style-name="T1">sudo apt update</text:span></text:span></text:p>
      <text:p text:style-name="P12"><text:span text:style-name="Source_20_Text"><text:span text:style-name="T1">sudo apt install curl -y</text:span></text:span></text:p>
      <text:p text:style-name="P12"><text:span text:style-name="Source_20_Text"><text:span text:style-name="T1">sudo curl -sSL https://raw.githubusercontent.com/ros/rosdistro/master/ros.key \</text:span></text:span></text:p>
      <text:p text:style-name="P11"><text:span text:style-name="Source_20_Text"><text:span text:style-name="T1">-o /usr/share/keyrings/ros-archive-keyring.gpg</text:span></text:span></text:p>
      <text:p text:style-name="P12"><text:span text:style-name="Source_20_Text"><text:span text:style-name="T1">echo "deb [arch=$(dpkg --print-architecture) signed-by=/usr/share/keyrings/ros-archive-keyring.gpg] \</text:span></text:span></text:p>
      <text:p text:style-name="P12"><text:span text:style-name="Source_20_Text"><text:span text:style-name="T1">http://packages.ros.org/ros2/ubuntu $(. /etc/os-release &amp;&amp; echo $UBUNTU_CODENAME) main" | \</text:span></text:span></text:p>
      <text:p text:style-name="P11"><text:span text:style-name="Source_20_Text"><text:span text:style-name="T1">sudo tee /etc/apt/sources.list.d/ros2.list &gt; /dev/null</text:span></text:span></text:p>
      <text:h text:style-name="P7" text:outline-level="3">3. Install ROS</text:h>
      <text:p text:style-name="P12"><text:span text:style-name="Source_20_Text"><text:span text:style-name="T1">sudo apt update</text:span></text:span></text:p>
      <text:p text:style-name="P11"><text:span text:style-name="Source_20_Text"><text:span text:style-name="T1">sudo apt install ros-jazzy-desktop -y</text:span></text:span></text:p>
      <text:h text:style-name="P7" text:outline-level="3">4. Setup environment</text:h>
      <text:p text:style-name="P12"><text:span text:style-name="Source_20_Text"><text:span text:style-name="T1">echo "source /opt/ros/jazzy/setup.bash" &gt;&gt; ~/.bashrc</text:span></text:span></text:p>
      <text:p text:style-name="P11"><text:span text:style-name="Source_20_Text"><text:span text:style-name="T1">source ~/.bashrc</text:span></text:span></text:p>
      <text:h text:style-name="P7" text:outline-level="3">5. Install build tools</text:h>
      <text:p text:style-name="P11"><text:span text:style-name="Source_20_Text"><text:span text:style-name="T1">sudo apt install python3-colcon-common-extensions -y</text:span></text:span></text:p>
      <text:h text:style-name="P2" text:outline-level="1"><text:soft-page-break/>TEST ROS </text:h>
      <text:p text:style-name="P19"><text:span text:style-name="T1">Open </text:span><text:span text:style-name="Strong_20_Emphasis"><text:span text:style-name="T1">2 terminals</text:span></text:span></text:p>
      <text:h text:style-name="P7" text:outline-level="3">Terminal 1:</text:h>
      <text:p text:style-name="P11"><text:span text:style-name="Source_20_Text"><text:span text:style-name="T1">ros2 run demo_nodes_cpp talker</text:span></text:span></text:p>
      <text:h text:style-name="P7" text:outline-level="3">Terminal 2:</text:h>
      <text:p text:style-name="P11"><text:span text:style-name="Source_20_Text"><text:span text:style-name="T1">ros2 run demo_nodes_py listener</text:span></text:span></text:p>
      <text:p text:style-name="P20">INSTALL RVIZ</text:p>
      <text:p text:style-name="P11"><text:span text:style-name="Source_20_Text"><text:span text:style-name="T1">rviz2</text:span></text:span></text:p>
      <text:h text:style-name="P7" text:outline-level="3">Initialize ROS workspace:</text:h>
      <text:p text:style-name="P12"><text:span text:style-name="Source_20_Text"><text:span text:style-name="T1">mkdir -p ros2_ws/src</text:span></text:span></text:p>
      <text:p text:style-name="P12"><text:span text:style-name="Source_20_Text"><text:span text:style-name="T1">cd ros2_ws</text:span></text:span></text:p>
      <text:p text:style-name="P11"><text:span text:style-name="Source_20_Text"><text:span text:style-name="T1">colcon build</text:span></text:span></text:p>
      <text:h text:style-name="P9" text:outline-level="3">Source it:</text:h>
      <text:p text:style-name="P12"><text:span text:style-name="Source_20_Text"><text:span text:style-name="T3">echo "source ~/Indoor_Mapping/ros2_ws/install/setup.bash" &gt;&gt; ~/.bashrc</text:span></text:span></text:p>
      <text:p text:style-name="P12"><text:span text:style-name="Source_20_Text"><text:span text:style-name="T3">source ~/.bashrc</text:span></text:span></text:p>
      <text:h text:style-name="P6" text:outline-level="2"/>
      <text:h text:style-name="P2" text:outline-level="1">FIRST ROS PRACTICE</text:h>
      <text:h text:style-name="P4" text:outline-level="2"><text:s/>Start actual ROS usage</text:h>
      <text:p text:style-name="P13"><text:span text:style-name="Source_20_Text"><text:span text:style-name="T1">cd ~/</text:span></text:span><text:span text:style-name="Source_20_Text"><text:span text:style-name="T4">Indoor_Mapping</text:span></text:span><text:span text:style-name="Source_20_Text"><text:span text:style-name="T1">/ros2_ws/src</text:span></text:span></text:p>
      <text:p text:style-name="P11"><text:span text:style-name="Source_20_Text"><text:span text:style-name="T1">ros2 pkg create my_first_package --build-type ament_python</text:span></text:span></text:p>
      <text:p text:style-name="P20">Build:</text:p>
      <text:p text:style-name="P13"><text:span text:style-name="Source_20_Text"><text:span text:style-name="T1">cd ~/</text:span></text:span><text:span text:style-name="Source_20_Text"><text:span text:style-name="T4">Indoor_Mapping</text:span></text:span><text:span text:style-name="Source_20_Text"><text:span text:style-name="T1">/ros2_ws</text:span></text:span></text:p>
      <text:p text:style-name="P11"><text:span text:style-name="Source_20_Text"><text:span text:style-name="T1">colcon build</text:span></text:span></text:p>
      <text:p text:style-name="P20">Source:</text:p>
      <text:p text:style-name="P11"><text:span text:style-name="Source_20_Text"><text:span text:style-name="T1">source install/setup.bash</text:span></text:span></text:p>
      <text:h text:style-name="P2" text:outline-level="1"><text:s/>CAMERA TEST </text:h>
      <text:p text:style-name="P11"><text:span text:style-name="Source_20_Text"><text:span text:style-name="T1">sudo apt install ros-jazzy-usb-cam</text:span></text:span></text:p>
      <text:p text:style-name="P20"><text:soft-page-break/>Run:</text:p>
      <text:p text:style-name="P11"><text:span text:style-name="Source_20_Text"><text:span text:style-name="T1">ros2 run usb_cam usb_cam_node_exe --ros-args -p video_device:=/dev/video2</text:span></text:span></text:p>
      <text:p text:style-name="P20">Check:</text:p>
      <text:p text:style-name="P11"><text:span text:style-name="Source_20_Text"><text:span text:style-name="T1">ros2 topic list</text:span></text:span></text:p>
      <text:p text:style-name="P20"><text:s/>Should see:</text:p>
      <text:p text:style-name="P11"><text:span text:style-name="Source_20_Text"><text:span text:style-name="T1">/image_raw</text:span></text:span></text:p>
      <text:h text:style-name="P1" text:outline-level="1"><text:span text:style-name="Source_20_Text"><text:span text:style-name="T1">VISUALIZE CAMERA </text:span></text:span></text:h>
      <text:h text:style-name="P5" text:outline-level="2">Open RViz</text:h>
      <text:section text:style-name="Sect1" text:name="code-block-viewer">
        <text:p text:style-name="P14">rviz2</text:p>
      </text:section>
      <text:h text:style-name="P5" text:outline-level="2">Step 2: Add Camera Feed</text:h>
      <text:p text:style-name="P21">In RViz:</text:p>
      <text:list text:style-name="L5">
        <text:list-item>
          <text:p text:style-name="P29"><text:span text:style-name="T1">Click </text:span><text:span text:style-name="Strong_20_Emphasis"><text:span text:style-name="T1">Add</text:span></text:span><text:span text:style-name="T1"> </text:span></text:p>
        </text:list-item>
        <text:list-item>
          <text:p text:style-name="P29"><text:span text:style-name="T1">Select </text:span><text:span text:style-name="Strong_20_Emphasis"><text:span text:style-name="T1">Image</text:span></text:span><text:span text:style-name="T1"> </text:span></text:p>
        </text:list-item>
        <text:list-item>
          <text:p text:style-name="P22">In the panel: </text:p>
          <text:list>
            <text:list-item>
              <text:p text:style-name="P28"><text:span text:style-name="T1">Topic → </text:span><text:span text:style-name="Source_20_Text"><text:span text:style-name="T1">/image_raw</text:span></text:span><text:span text:style-name="T1"> </text:span></text:p>
            </text:list-item>
          </text:list>
        </text:list-item>
      </text:list>
      <text:h text:style-name="P3" text:outline-level="1"><text:s/>ALTERNATIVE QUICK CHECK</text:h>
      <text:section text:style-name="Sect1" text:name="Section2">
        <text:p text:style-name="P14"><text:bookmark text:name="code-block-viewer Copy 1"/>sudo apt install ros-jazzy-rqt-image-view<text:line-break/></text:p>
      </text:section>
      <text:p text:style-name="P32"><text:span text:style-name="Source_20_Text"><text:span text:style-name="T2">Then:</text:span></text:span></text:p>
      <text:p text:style-name="P19"><text:span text:style-name="Source_20_Text"><text:span text:style-name="T1">ros2 run rqt_gui rqt_gui<text:line-break/><text:line-break/></text:span></text:span><text:span text:style-name="Source_20_Text"><text:span text:style-name="T2">pluggins – visualizations- images- raw data<text:line-break/></text:span></text:span></text:p>
      <text:h text:style-name="P1" text:outline-level="1"><text:span text:style-name="Source_20_Text"><text:span text:style-name="T1">VISUAL SLAM (MONOCULAR)</text:span></text:span></text:h>
      <text:h text:style-name="P3" text:outline-level="1">INSTALL RTAB-MAP</text:h>
      <text:p text:style-name="P21">Run:</text:p>
      <text:section text:style-name="Sect1" text:name="Section1">
        <text:p text:style-name="P14"><text:bookmark text:name="code-block-viewer"/>sudo apt install ros-jazzy-rtabmap-ros -y</text:p>
      </text:section>
      <text:h text:style-name="P3" text:outline-level="1"><text:soft-page-break/><text:s/>VERIFY CAMERA TOPIC</text:h>
      <text:p text:style-name="P21">Make sure this works:</text:p>
      <text:section text:style-name="Sect1" text:name="Section3">
        <text:p text:style-name="P14"><text:bookmark text:name="code-block-viewer Copy 3"/>ros2 topic list</text:p>
      </text:section>
      <text:p text:style-name="P21">You must see:</text:p>
      <text:section text:style-name="Sect1" text:name="Section4">
        <text:p text:style-name="P14"><text:bookmark text:name="code-block-viewer Copy 4"/>/image_raw</text:p>
      </text:section>
      <text:h text:style-name="P3" text:outline-level="1">NSTALL IMAGE TRANSPORT </text:h>
      <text:section text:style-name="Sect1" text:name="Section5">
        <text:p text:style-name="P14"><text:bookmark text:name="code-block-viewer Copy 5"/>sudo apt install ros-jazzy-image-transport ros-jazzy-cv-bridge -y</text:p>
      </text:section>
      <text:h text:style-name="P3" text:outline-level="1">RUN VISUAL SLAM</text:h>
      <text:p text:style-name="P21">Now run RTAB-Map:</text:p>
      <text:section text:style-name="Sect1" text:name="Section6">
        <text:p text:style-name="P14"><text:bookmark text:name="code-block-viewer Copy 6"/>ros2 launch rtabmap_launch rtabmap.launch.py \</text:p>
        <text:p text:style-name="P15"><text:s text:c="4"/>rtabmap_args:="--delete_db_on_start" \</text:p>
        <text:p text:style-name="P15"><text:s text:c="4"/>rgb_topic:=/image_raw \</text:p>
        <text:p text:style-name="P15"><text:s text:c="4"/>camera_info_topic:=/camera_info \</text:p>
        <text:p text:style-name="P15"><text:s text:c="4"/>approx_sync:=true</text:p>
      </text:section>
      <text:h text:style-name="P8" text:outline-level="3">1. RTAB-Map GUI opens</text:h>
      <text:h text:style-name="P8" text:outline-level="3">2. Camera feed appears</text:h>
      <text:h text:style-name="P8" text:outline-level="3">3. As you move camera:</text:h>
      <text:p text:style-name="P21">Map starts building</text:p>
      <text:p text:style-name="P21">Move camera slowly:</text:p>
      <text:list text:style-name="L8">
        <text:list-item>
          <text:p text:style-name="P24">Forward </text:p>
        </text:list-item>
        <text:list-item>
          <text:p text:style-name="P24">Rotate </text:p>
        </text:list-item>
        <text:list-item>
          <text:p text:style-name="P25">Around room </text:p>
        </text:list-item>
      </text:list>
      <text:h text:style-name="P3" text:outline-level="1">OPEN RVIZ </text:h>
      <text:section text:style-name="Sect1" text:name="Section7">
        <text:p text:style-name="P14"><text:bookmark text:name="code-block-viewer Copy 7"/>rviz2</text:p>
      </text:section>
      <text:p text:style-name="P21">Add:</text:p>
      <text:list text:style-name="L9">
        <text:list-item>
          <text:p text:style-name="P26">Map </text:p>
        </text:list-item>
        <text:list-item>
          <text:p text:style-name="P26">TF </text:p>
        </text:list-item>
        <text:list-item>
          <text:p text:style-name="P27">PointCloud </text:p>
        </text:list-item>
      </text:list>
      <text:h text:style-name="P3" text:outline-level="1">VERIFY OUTPUT</text:h>
      <text:p text:style-name="P21">Run:</text:p>
      <text:section text:style-name="Sect1" text:name="Section8">
        <text:p text:style-name="P14"><text:bookmark text:name="code-block-viewer Copy 8"/>ros2 topic list</text:p>
      </text:section>
      <text:p text:style-name="P21"><text:soft-page-break/>Look for:</text:p>
      <text:section text:style-name="Sect1" text:name="Section9">
        <text:p text:style-name="P14"><text:bookmark text:name="code-block-viewer Copy 9"/>/map</text:p>
        <text:p text:style-name="P15">/odom</text:p>
        <text:p text:style-name="Preformatted_20_Text"><text:span text:style-name="T1">/rtabmap/cloud_map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22:13:27.964626989</meta:creation-date>
    <dc:date>2026-04-11T07:09:50.443458945</dc:date>
    <meta:editing-duration>PT40M2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5" meta:paragraph-count="110" meta:word-count="331" meta:character-count="2534" meta:non-whitespace-character-count="2286"/>
  </office:meta>
</office:document-meta>
</file>